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201in"/>
    </style:style>
    <style:style style:name="co2" style:family="table-column">
      <style:table-column-properties fo:break-before="auto" style:column-width="5.35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791in"/>
    </style:style>
    <style:style style:name="co5" style:family="table-column">
      <style:table-column-properties fo:break-before="auto" style:column-width="0.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page" style:use-optimal-row-height="true"/>
    </style:style>
    <style:style style:name="ro5" style:family="table-row">
      <style:table-row-properties style:row-height="0.1681in" fo:break-before="page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/>
    </style:style>
    <style:style style:name="ce4" style:family="table-cell" style:parent-style-name="Default">
      <style:table-cell-properties fo:wrap-option="wrap" fo:border="0.0008in solid #000000"/>
    </style:style>
    <style:style style:name="ce5" style:family="table-cell" style:parent-style-name="Default">
      <style:table-cell-properties fo:wrap-option="wrap" fo:border="0.0008in solid #000000"/>
      <style:text-properties fo:font-weight="bold"/>
    </style:style>
    <style:style style:name="ce6" style:family="table-cell" style:parent-style-name="Default">
      <style:table-cell-properties fo:border="0.0008in solid #000000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V-8 C-GNHK, MSN 8042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Ground Run 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Date: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Pilot: Kevin Horton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Purpose: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heck engine idle speed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heck engine idle mixture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M 2 Radio Check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" office:value-type="string">
            <text:p>Confirm ignition timing of electronic ignition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>
            <text:p>Right fuel tank functional check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 table:style-name="Default"/>
          <table:table-cell table:style-name="ce3" office:value-type="string">
            <text:p>Pre-Test Events: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onnect manifold pressure line at electronic ignition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Gather fire extinguishers, and brief ground observe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onfirm aircraft chocks are securely in plac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Setup video camera on tripod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Connect laptop to engine data cable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Hook up timing light to #1 cylinder plug wire (bottom plug), and put timing light in cockpit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4">
          <table:table-cell table:style-name="Default"/>
          <table:table-cell table:style-name="ce3" office:value-type="string">
            <text:p>Ground Test Procedure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>
            <text:p>Video Camera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aptop Data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at Belt SECU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el Selector RIGHT TAN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tt Master BATT + AL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gine Instruments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ster Warn Light CHECK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ow Oil Press Light CHECK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 2 Radio Check</text:p>
          </table:table-cell>
          <table:table-cell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Data EVENT</text:p>
          </table:table-cell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5" office:value-type="string">
            <text:p>Record all engine gauge indications, analog and EIS</text:p>
          </table:table-cell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Starter Switch ENABLE</text:p>
          </table:table-cell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1">
          <table:table-cell/>
          <table:table-cell office:value-type="string">
            <text:p>Throttle FULL</text:p>
          </table:table-cell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Mixture ICO</text:p>
          </table:table-cell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Boost Pump ON</text:p>
          </table:table-cell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Boost Pump Light CHECK ON</text:p>
          </table:table-cell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1">
          <table:table-cell/>
          <table:table-cell table:style-name="ce5" office:value-type="string">
            <text:p>Fuel Pressure RECORD</text:p>
          </table:table-cell>
          <table:table-cell table:style-name="ce1"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Mixture FULL RICH 3-5 SEC, then ICO</text:p>
          </table:table-cell>
          <table:table-cell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1">
          <table:table-cell/>
          <table:table-cell office:value-type="string">
            <text:p>Throttle IDLE</text:p>
          </table:table-cell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Mixture ICO</text:p>
          </table:table-cell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Boost Pump OFF</text:p>
          </table:table-cell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Throttle 25% OP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gneto 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rter ENG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xture RICH WHEN ENGINE FIR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rottle 1000 RP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ote: Oil pressure must start to indicate within 10 sec. <text:s/>If not, shut down immediately. <text:s/>Oil pressure at idle should be at least 25 psi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Oil Pressur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Note: Operate engine at 1000 rpm until oil temperature reaches at least 140 deg 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ctronic Ignition ON</text:p>
          </table:table-cell>
          <table:table-cell table:number-columns-repeated="6"/>
        </table:table-row>
        <table:table-row table:style-name="ro4">
          <table:table-cell/>
          <table:table-cell table:style-name="ce5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>
            <text:p>Voltage RECORD</text:p>
          </table:table-cell>
          <table:table-cell table:style-name="ce1"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Data EVENT</text:p>
          </table:table-cell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5" office:value-type="string">
            <text:p>Record all engine gauge indications, analog and EIS</text:p>
          </table:table-cell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Run up RPM (when oil temp OK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 EV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Record all engine gauge indications, analog and EIS</text:p>
          </table:table-cell>
          <table:table-cell/>
          <table:table-cell office:value-type="string">
            <text:p>Time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/>
          <table:table-cell table:style-name="ce2"/>
          <table:table-cell/>
          <table:table-cell office:value-type="string">
            <text:p>RPM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Throttle 1000 RPM</text:p>
          </table:table-cell>
          <table:table-cell/>
          <table:table-cell office:value-type="string">
            <text:p>MP (analog)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5" office:value-type="string">
            <text:p>MAG Timing CHECK with TIMING LIGHT</text:p>
          </table:table-cell>
          <table:table-cell/>
          <table:table-cell office:value-type="string">
            <text:p>RPM</text:p>
          </table:table-cell>
          <table:table-cell table:style-name="ce1"/>
          <table:table-cell/>
          <table:table-cell office:value-type="string">
            <text:p>CHTs</text:p>
          </table:table-cell>
          <table:table-cell/>
        </table:table-row>
        <table:table-row table:style-name="ro3">
          <table:table-cell/>
          <table:table-cell office:value-type="string">
            <text:p>Note: Stand up in cockpit, leaning over windscreen over centre of engine so aft face of flywheel is visible</text:p>
          </table:table-cell>
          <table:table-cell/>
          <table:table-cell office:value-type="string">
            <text:p>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Temp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il Press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Flow</text:p>
          </table:table-cell>
          <table:table-cell table:style-name="ce1"/>
          <table:table-cell/>
          <table:table-cell office:value-type="string">
            <text:p>EGTs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Quant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Fuel Pres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>
            <text:p>OAT</text:p>
          </table:table-cell>
          <table:table-cell table:style-name="ce1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string">
            <text:p>Ess Bus V</text:p>
          </table:table-cell>
          <table:table-cell table:style-name="ce1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office:value-type="string">
            <text:p>Alt Load</text:p>
          </table:table-cell>
          <table:table-cell table:style-name="ce1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5">
          <table:table-cell/>
          <table:table-cell table:style-name="ce1" office:value-type="string">
            <text:p>Check operation on each ignition system, with the other ignition OFF.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Mag and EI drop RECORD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>
            <text:p>Idle (should be 600 rpm)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>
            <text:p>Idle speed RECORD</text:p>
          </table:table-cell>
          <table:table-cell table:style-name="ce1"/>
          <table:table-cell table:number-columns-repeated="5"/>
        </table:table-row>
        <table:table-row table:style-name="ro6">
          <table:table-cell/>
          <table:table-cell office:value-type="string">
            <text:p>Idle mixture check - slowly move the mixture from full rich to idle cut-off, observing the tachometer. <text:s/>An increase of more than 50 rpm indicates a too rich idle mixture. <text:s/>An immediate decrease in rpm, not preceded by a momentary increase, indicates a too lean idle mixture.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ad mag chec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xture IC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Time RECORD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Mag and EI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el Selector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 EVEN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gine Instruments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tt Master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 OFF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deo OFF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  <table:table-row table:style-name="ro2">
          <table:table-cell table:style-name="Default"/>
          <table:table-cell table:style-name="ce2"/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shadow="non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Ground Run 2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1">21/06/2008</text:date>, <text:time>20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Kevin Horton</meta:initial-creator>
    <meta:creation-date>2008-06-17T11:13:03</meta:creation-date>
    <dc:creator>Kevin Horton</dc:creator>
    <dc:date>2008-06-21T20:05:08</dc:date>
    <meta:printed-by>Kevin Horton</meta:printed-by>
    <meta:print-date>2008-06-21T20:05:06</meta:print-date>
    <dc:language>en-CA</dc:language>
    <meta:editing-cycles>14</meta:editing-cycles>
    <meta:editing-duration>PT1H49M24S</meta:editing-duration>
    <meta:user-defined meta:name="Info 1"/>
    <meta:user-defined meta:name="Info 2"/>
    <meta:user-defined meta:name="Info 3"/>
    <meta:user-defined meta:name="Info 4"/>
    <meta:document-statistic meta:table-count="3" meta:cell-count="118"/>
  </office:meta>
</office:document-meta>
</file>